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anklin Gothic Medium" svg:font-family="'Franklin Gothic Medium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pitch="variable"/>
    <style:font-face style:name="Libre Franklin Medium1" svg:font-family="'Libre Franklin Medium'" style:font-adornments="Medium" style:font-pitch="variable"/>
    <style:font-face style:name="Libre Franklin SemiBold" svg:font-family="'Libre Franklin SemiBold'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6pt" fo:letter-spacing="normal" fo:language="es" fo:country="ES" fo:font-style="normal" fo:font-weight="bold" officeooo:rsid="00350167" officeooo:paragraph-rsid="00350167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0pt" fo:letter-spacing="normal" fo:language="es" fo:country="ES" fo:font-style="normal" fo:font-weight="normal" officeooo:rsid="005e4c3a" officeooo:paragraph-rsid="001d3acd" style:font-size-asian="10pt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1pt" fo:letter-spacing="normal" fo:language="es" fo:country="ES" fo:font-style="normal" fo:font-weight="normal" officeooo:rsid="005e4c3a" officeooo:paragraph-rsid="0020a0f3" style:font-size-asian="11pt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1pt" fo:letter-spacing="normal" fo:language="es" fo:country="ES" fo:font-style="normal" fo:font-weight="normal" officeooo:rsid="005e4c3a" officeooo:paragraph-rsid="0033248c" style:font-size-asian="11pt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1pt" fo:letter-spacing="normal" fo:language="es" fo:country="ES" fo:font-style="normal" fo:font-weight="normal" officeooo:rsid="0033248c" officeooo:paragraph-rsid="0033248c" style:font-size-asian="11pt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1pt" fo:letter-spacing="normal" fo:language="es" fo:country="ES" fo:font-style="normal" fo:font-weight="normal" officeooo:rsid="005e4c3a" officeooo:paragraph-rsid="0033248c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2pt" fo:letter-spacing="normal" fo:language="es" fo:country="ES" fo:font-style="normal" fo:font-weight="normal" officeooo:rsid="005e4c3a" officeooo:paragraph-rsid="0033248c" style:font-size-asian="12pt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2pt" fo:letter-spacing="normal" fo:language="es" fo:country="ES" fo:font-style="normal" fo:font-weight="normal" officeooo:rsid="005e4c3a" officeooo:paragraph-rsid="00365810" style:font-size-asian="12pt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loext:opacity="100%" style:font-name="Franklin Gothic Medium" fo:font-size="12pt" fo:letter-spacing="normal" fo:language="es" fo:country="ES" fo:font-style="normal" fo:font-weight="normal" officeooo:rsid="002cd84d" officeooo:paragraph-rsid="0033248c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normal" officeooo:rsid="005e4c3a" officeooo:paragraph-rsid="0033248c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normal" officeooo:rsid="005e4c3a" officeooo:paragraph-rsid="00365810" style:font-size-asian="12pt" style:font-size-complex="12pt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normal" officeooo:rsid="002cd84d" officeooo:paragraph-rsid="0033248c" style:font-size-asian="12pt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normal" officeooo:rsid="002cd84d" officeooo:paragraph-rsid="0033248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bold" officeooo:rsid="005e4c3a" officeooo:paragraph-rsid="0033248c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bold" officeooo:rsid="005e4c3a" officeooo:paragraph-rsid="00365810" style:font-size-asian="12pt" style:font-size-complex="12pt"/>
    </style:style>
    <style:style style:name="P1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0pt" fo:letter-spacing="normal" fo:language="es" fo:country="ES" fo:font-style="normal" fo:font-weight="bold" officeooo:rsid="0033248c" officeooo:paragraph-rsid="0033248c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1pt" fo:letter-spacing="normal" fo:language="es" fo:country="ES" fo:font-style="normal" fo:font-weight="normal" officeooo:rsid="005e4c3a" officeooo:paragraph-rsid="0033248c" style:font-size-asian="9.60000038146973pt" style:font-size-complex="11pt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1pt" fo:letter-spacing="normal" fo:language="es" fo:country="ES" fo:font-style="normal" fo:font-weight="normal" officeooo:rsid="002cd84d" officeooo:paragraph-rsid="0033248c" style:font-size-asian="9.60000038146973pt" style:font-size-complex="11pt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1pt" fo:letter-spacing="normal" fo:language="es" fo:country="ES" fo:font-style="normal" fo:font-weight="normal" officeooo:rsid="005e4c3a" officeooo:paragraph-rsid="0033248c" style:font-size-asian="11pt" style:font-size-complex="11pt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1pt" fo:letter-spacing="normal" fo:language="es" fo:country="ES" fo:font-style="normal" fo:font-weight="normal" officeooo:rsid="005e4c3a" officeooo:paragraph-rsid="0033248c" style:font-size-asian="11pt" style:font-weight-asian="normal" style:font-size-complex="11pt" style:font-weight-complex="normal"/>
    </style:style>
    <style:style style:name="T1" style:family="text">
      <style:text-properties fo:color="#808080" loext:opacity="100%" loext:padding="0cm" loext:border="none"/>
    </style:style>
    <style:style style:name="T2" style:family="text">
      <style:text-properties fo:color="#808080" loext:opacity="100%" officeooo:rsid="0033248c" loext:padding="0cm" loext:border="none"/>
    </style:style>
    <style:style style:name="T3" style:family="text">
      <style:text-properties fo:color="#ff0000" loext:opacity="100%" officeooo:rsid="0033248c" loext:padding="0cm" loext:border="none"/>
    </style:style>
    <style:style style:name="T4" style:family="text">
      <style:text-properties fo:color="#ff0000" loext:opacity="100%" fo:font-size="11pt" officeooo:rsid="0033248c" style:font-size-asian="11pt" style:font-weight-asian="bold" style:font-size-complex="11pt" style:font-weight-complex="bold" loext:padding="0cm" loext:border="none"/>
    </style:style>
    <style:style style:name="T5" style:family="text">
      <style:text-properties fo:color="#ff0000" loext:opacity="100%" fo:font-size="11pt" officeooo:rsid="0033248c" style:font-size-asian="11pt" style:font-size-complex="11pt" loext:padding="0cm" loext:border="none"/>
    </style:style>
    <style:style style:name="T6" style:family="text">
      <style:text-properties fo:color="#ff0000" loext:opacity="100%" fo:font-size="11pt" fo:font-weight="bold" officeooo:rsid="0033248c" style:font-size-asian="11pt" style:font-weight-asian="bold" style:font-size-complex="11pt" style:font-weight-complex="bold" loext:padding="0cm" loext:border="none"/>
    </style:style>
    <style:style style:name="T7" style:family="text">
      <style:text-properties officeooo:rsid="0033248c"/>
    </style:style>
    <style:style style:name="T8" style:family="text">
      <style:text-properties officeooo:rsid="0033248c" loext:padding="0cm" loext:border="none"/>
    </style:style>
    <style:style style:name="T9" style:family="text">
      <style:text-properties loext:padding="0cm" loext:border="none"/>
    </style:style>
    <style:style style:name="T10" style:family="text">
      <style:text-properties fo:font-weight="bold" style:font-weight-asian="bold" style:font-weight-complex="bold" loext:padding="0cm" loext:border="none"/>
    </style:style>
    <style:style style:name="T11" style:family="text">
      <style:text-properties fo:font-weight="bold" officeooo:rsid="0033248c" style:font-weight-asian="bold" style:font-weight-complex="bold" loext:padding="0cm" loext:border="none"/>
    </style:style>
    <style:style style:name="T12" style:family="text">
      <style:text-properties style:font-weight-asian="bold" style:font-weight-complex="bold" loext:padding="0cm" loext:border="none"/>
    </style:style>
    <style:style style:name="T13" style:family="text">
      <style:text-properties officeooo:rsid="0033248c" style:font-weight-asian="bold" style:font-weight-complex="bold" loext:padding="0cm" loext:border="none"/>
    </style:style>
    <style:style style:name="T14" style:family="text">
      <style:text-properties style:use-window-font-color="true" loext:opacity="0%" loext:padding="0cm" loext:border="none"/>
    </style:style>
    <style:style style:name="T15" style:family="text">
      <style:text-properties officeooo:rsid="005e4c3a" loext:padding="0cm" loext:border="none"/>
    </style:style>
    <style:style style:name="T16" style:family="text">
      <style:text-properties style:font-weight-asian="normal" style:font-weight-complex="normal" loext:padding="0cm" loext:border="none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CUCHAD ISLAS LEJANAS</text:p>
      <text:p text:style-name="P16">Segundo canto del Siervo de Yahveh – Isaías 49, 1-16</text:p>
      <text:p text:style-name="P2"/>
      <text:section text:style-name="Sect1" text:name="Sección1">
        <text:p text:style-name="P3"><text:span text:style-name="T9"><text:s text:c="8"/></text:span><text:span text:style-name="T8">Sol7</text:span></text:p>
        <text:p text:style-name="P10"><text:span text:style-name="T1">S.</text:span><text:span text:style-name="T9"> <text:s text:c="3"/>¡Escuchad, islas lejanas,</text:span></text:p>
        <text:p text:style-name="P17"/>
        <text:p text:style-name="P10"><text:span text:style-name="T9"><text:s text:c="7"/>prestad atención, naciones!</text:span></text:p>
        <text:p text:style-name="P17"/>
        <text:p text:style-name="P10"><text:span text:style-name="T9"><text:s text:c="7"/>Así habla el Señor, el Santo de Israel:</text:span></text:p>
        <text:p text:style-name="P5"><text:span text:style-name="T9"><text:s text:c="7"/>Do</text:span></text:p>
        <text:p text:style-name="P10"><text:span text:style-name="T9"><text:s text:c="7"/>Aquel que tiene la vida despreciada,</text:span></text:p>
        <text:p text:style-name="P4"><text:s text:c="9"/><text:span text:style-name="T7">Mim <text:s text:c="34"/>Fa</text:span></text:p>
        <text:p text:style-name="P10"><text:span text:style-name="T9"><text:s text:c="7"/>y es el abominio de las gentes,</text:span></text:p>
        <text:p text:style-name="P4"><text:s text:c="53"/><text:span text:style-name="T7">Mi</text:span></text:p>
        <text:p text:style-name="P10"><text:span text:style-name="T9"><text:s text:c="7"/>al esclavo de los dominadores:</text:span></text:p>
        <text:p text:style-name="P19"><text:span text:style-name="T9"/></text:p>
        <text:p text:style-name="P19"><text:s text:c="8"/><text:span text:style-name="T3">Do</text:span></text:p>
        <text:p text:style-name="P11"><text:span text:style-name="T1">A.</text:span><text:span text:style-name="T9"> <text:s text:c="3"/></text:span><text:span text:style-name="T10">TE VERÁN LOS REYES,</text:span></text:p>
        <text:p text:style-name="P11"><text:span text:style-name="T10"/></text:p>
        <text:p text:style-name="P11"><text:span text:style-name="T10"><text:s text:c="7"/>SE PONDRÁN EN PIE,</text:span></text:p>
        <text:p text:style-name="P4"><text:s text:c="17"/><text:span text:style-name="T7">Mim</text:span></text:p>
        <text:p text:style-name="P14"><text:span text:style-name="T9"><text:s text:c="7"/>LOS PRÍNCIPES DE LA TIERRA</text:span></text:p>
        <text:p text:style-name="P4"><text:span text:style-name="T7"><text:s text:c="31"/>Fa</text:span></text:p>
        <text:p text:style-name="P14"><text:span text:style-name="T9"><text:s text:c="7"/>SE INCLINARÁN,</text:span></text:p>
        <text:p text:style-name="P7"/>
        <text:p text:style-name="P15"><text:span text:style-name="T12"><text:s text:c="7"/>YO TE HE ELEGIDO,</text:span></text:p>
        <text:p text:style-name="P8"><text:span text:style-name="T12"><text:s text:c="23"/></text:span><text:span text:style-name="T13">Mi</text:span></text:p>
        <text:p text:style-name="P15"><text:span text:style-name="T12"><text:s text:c="6"/>TE HE ELEGIDO.</text:span></text:p>
        <text:p text:style-name="P20"><text:span text:style-name="T9"/></text:p>
        <text:p text:style-name="P5"><text:span text:style-name="T9"><text:s text:c="8"/>Do</text:span></text:p>
        <text:p text:style-name="P10"><text:span text:style-name="T1">S.</text:span><text:span text:style-name="T9"> <text:s text:c="3"/>En el día favorable te ayudaré,</text:span></text:p>
        <text:p text:style-name="P4"><text:s text:c="17"/><text:span text:style-name="T7">Mim <text:s text:c="38"/>Fa</text:span></text:p>
        <text:p text:style-name="P10"><text:span text:style-name="T9"><text:s text:c="7"/>en el día de la muerte te asistiré.</text:span></text:p>
        <text:p text:style-name="P17"/>
        <text:p text:style-name="P10"><text:span text:style-name="T9"><text:s text:c="7"/>Pues te he elegido</text:span></text:p>
        <text:p text:style-name="P4"><text:span text:style-name="T9"><text:s text:c="49"/></text:span><text:span text:style-name="T8">Mi</text:span></text:p>
        <text:p text:style-name="P10"><text:span text:style-name="T9"><text:s text:c="7"/>como alianza a las naciones.</text:span></text:p>
        <text:p text:style-name="P17"><text:span text:style-name="T9"/></text:p>
        <text:p text:style-name="P19"><text:s text:c="8"/><text:span text:style-name="T3">Do</text:span></text:p>
        <text:p text:style-name="P10"><text:span text:style-name="T1">A.</text:span><text:span text:style-name="T9"> <text:s text:c="3"/></text:span><text:span text:style-name="T10">TE VERÁN LOS REYES,...</text:span></text:p>
        <text:p text:style-name="P20"><text:span text:style-name="T9"/></text:p>
        <text:p text:style-name="P5"><text:span text:style-name="T9"><text:s text:c="8"/>Do</text:span></text:p>
        <text:p text:style-name="P9"><text:span text:style-name="T1">S.</text:span><text:span text:style-name="T9"> <text:s text:c="2"/></text:span><text:span text:style-name="T14"><text:s/>Dirás a los prisioneros: «Salid»,</text:span></text:p>
        <text:p text:style-name="P4"><text:span text:style-name="T9"><text:s text:c="10"/></text:span><text:span text:style-name="T8">Mim <text:s text:c="29"/>Fa</text:span></text:p>
        <text:p text:style-name="P12"><text:span text:style-name="T9"><text:s text:c="7"/>dirás a los ciegos: «Mirad»,</text:span></text:p>
        <text:p text:style-name="P18"/>
        <text:p text:style-name="P12"><text:span text:style-name="T9"><text:s text:c="7"/>conducirás a los pueblos</text:span></text:p>
        <text:p text:style-name="P4"><text:span text:style-name="T9"><text:s text:c="44"/></text:span><text:span text:style-name="T8">Mi</text:span></text:p>
        <text:p text:style-name="P12"><text:span text:style-name="T8"><text:s text:c="7"/>p</text:span><text:span text:style-name="T9">or el camino de la vida.</text:span></text:p>
        <text:p text:style-name="P17"><text:span text:style-name="T9"/></text:p>
        <text:p text:style-name="P19"><text:s text:c="8"/><text:span text:style-name="T3">Do</text:span></text:p>
        <text:p text:style-name="P10"><text:span text:style-name="T1">A.</text:span><text:span text:style-name="T9"> <text:s text:c="3"/></text:span><text:span text:style-name="T10">TE VERÁN LOS REYES,...</text:span></text:p>
        <text:p text:style-name="P20"><text:span text:style-name="T9"/></text:p>
        <text:p text:style-name="P6"><text:s text:c="8"/><text:span text:style-name="T7">Lam <text:s text:c="27"/>Rem <text:s text:c="25"/>Lam</text:span></text:p>
        <text:p text:style-name="P12"><text:span text:style-name="T2">S.</text:span><text:span text:style-name="T8"> <text:s text:c="3"/></text:span><text:span text:style-name="T9">Mas Sión dice: «Yahveh me ha abandonado,</text:span></text:p>
        <text:p text:style-name="P6"><text:s text:c="13"/><text:span text:style-name="T7">Rem <text:s text:c="19"/>Lam</text:span></text:p>
        <text:p text:style-name="P12"><text:span text:style-name="T9"><text:s text:c="7"/>Yahveh me ha olvidado».</text:span></text:p>
        <text:p text:style-name="P4"><text:s text:c="9"/><text:span text:style-name="T7">Fa</text:span><text:span text:style-name="T9"> <text:s text:c="64"/></text:span><text:span text:style-name="T8">Mi</text:span></text:p>
        <text:p text:style-name="P12"><text:span text:style-name="T9"><text:s text:c="7"/>¿Acaso una madre olvida a su hijo de pecho,</text:span></text:p>
        <text:p text:style-name="P4"><text:s text:c="8"/><text:span text:style-name="T7">Fa</text:span><text:span text:style-name="T9"> <text:s text:c="51"/></text:span><text:span text:style-name="T8">Mi</text:span></text:p>
        <text:p text:style-name="P12"><text:span text:style-name="T9"><text:s text:c="7"/>es que se olvida del hijo de su seno?</text:span></text:p>
        <text:p text:style-name="P12"><text:span text:style-name="T9"/></text:p>
        <text:p text:style-name="P5"><text:span text:style-name="T9"><text:s text:c="8"/>Do</text:span><text:span text:style-name="T15"> <text:s text:c="31"/></text:span><text:span text:style-name="T9">Mim</text:span></text:p>
        <text:p text:style-name="P12"><text:span text:style-name="T1">A.</text:span><text:span text:style-name="T9"> <text:s text:c="3"/></text:span><text:span text:style-name="T10">PUES AUNQUE UNA MADRE</text:span></text:p>
        <text:p text:style-name="P13"><text:span text:style-name="T5"><text:s text:c="46"/>Fa</text:span></text:p>
        <text:p text:style-name="P12"><text:span text:style-name="T16"><text:s text:c="7"/></text:span><text:span text:style-name="T10">SE OLVIDASE DE SU HIJO,</text:span></text:p>
        <text:p text:style-name="P4"><text:span text:style-name="T13"><text:s text:c="47"/>Mi</text:span></text:p>
        <text:p text:style-name="P12"><text:span text:style-name="T16"><text:s text:c="7"/></text:span><text:span text:style-name="T10">YO JAMÁS TE OLVIDARÉ.</text:span></text:p>
        <text:p text:style-name="P13"><text:span text:style-name="T5"><text:s text:c="8"/>Fa</text:span></text:p>
        <text:p text:style-name="P12"><text:span text:style-name="T16"><text:s text:c="7"/></text:span><text:span text:style-name="T10">MÍRAME, EN LAS PALMAS DE MIS MANOS</text:span></text:p>
        <text:p text:style-name="P6"><text:span text:style-name="T8"><text:s text:c="32"/>Mi</text:span></text:p>
        <text:p text:style-name="P12"><text:span text:style-name="T16"><text:s text:c="7"/></text:span><text:span text:style-name="T10">TE LLEVO TATUADA.</text:span></text:p>
        <text:p text:style-name="P13"><text:span text:style-name="T5"><text:s text:c="8"/>Fa</text:span></text:p>
        <text:p text:style-name="P12"><text:span text:style-name="T16"><text:s text:c="7"/></text:span><text:span text:style-name="T10">MÍRAME, EN LAS PALMAS DE MIS MANOS</text:span></text:p>
        <text:p text:style-name="P6"><text:span text:style-name="T8"><text:s text:c="32"/>Mi</text:span></text:p>
        <text:p text:style-name="P12"><text:span text:style-name="T10"><text:s text:c="7"/>TE LLEVO TATUADA.</text:span></text:p>
        <text:p text:style-name="P17"><text:span text:style-name="T9"/></text:p>
        <text:p text:style-name="P19"><text:s text:c="8"/><text:span text:style-name="T3">Do</text:span></text:p>
        <text:p text:style-name="P10"><text:span text:style-name="T1">A.</text:span><text:span text:style-name="T9"> <text:s text:c="3"/></text:span><text:span text:style-name="T10">TE VERÁN LOS REYES,...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anklin Gothic Medium" svg:font-family="'Franklin Gothic Medium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pitch="variable"/>
    <style:font-face style:name="Libre Franklin Medium1" svg:font-family="'Libre Franklin Medium'" style:font-adornments="Medium" style:font-pitch="variable"/>
    <style:font-face style:name="Libre Franklin SemiBold" svg:font-family="'Libre Franklin SemiBold'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NI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5:21:18.130753530</meta:creation-date>
    <dc:date>2023-11-04T14:01:55.719267377</dc:date>
    <meta:editing-duration>PT1H48M49S</meta:editing-duration>
    <meta:editing-cycles>15</meta:editing-cycles>
    <meta:generator>LibreOffice/7.5.6.2$Linux_X86_64 LibreOffice_project/50$Build-2</meta:generator>
    <meta:document-statistic meta:table-count="0" meta:image-count="0" meta:object-count="0" meta:page-count="1" meta:paragraph-count="64" meta:word-count="229" meta:character-count="2144" meta:non-whitespace-character-count="924"/>
  </office:meta>
</office:document-meta>
</file>